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230" officeooo:paragraph-rsid="000cd230"/>
    </style:style>
    <style:style style:name="P2" style:family="paragraph" style:parent-style-name="Standard">
      <style:text-properties officeooo:rsid="000cd230" officeooo:paragraph-rsid="000cd230"/>
    </style:style>
    <style:style style:name="P3" style:family="paragraph" style:parent-style-name="Standard">
      <style:text-properties officeooo:rsid="000dbf26" officeooo:paragraph-rsid="000dbf26"/>
    </style:style>
    <style:style style:name="T1" style:family="text">
      <style:text-properties officeooo:rsid="000e03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юди, в которыми взаимодействовал за месяц:</text:p>
      <text:p text:style-name="P3">Иван Глушенков Полина Романова Алексей Пискунов Аня Тутубалина <text:span text:style-name="T1">Олег Инкачилов</text:span></text:p>
      <text:p text:style-name="P3"/>
      <text:p text:style-name="P3"/>
      <text:p text:style-name="P1">У меня есть бумажная версия, я ее не читал, прочитаю к 31 августа с уровнем уверенности 0.8</text:p>
      <text:p text:style-name="P1">Сейчас над Гедель-Эшер-Бахом сижу, вот дошел до прямого описания той самой формулы, смысл которой в том, что она не доказуема (а значит, она действительно недоказуема и при этом истинна). Я оцениваю это как красиво.</text:p>
      <text:p text:style-name="P1">Ты можешь посвятить карьеру исследованиям в области безопасного ИИ. <text:line-break/>Прочитай <text:a xlink:type="simple" xlink:href="https://vk.com/away.php?to=https%3A%2F%2F80000hours.org%2Fkey-ideas%2F&amp;cc_key=" office:target-frame-name="_blank" xlink:show="new" text:style-name="Internet_20_link" text:visited-style-name="Visited_20_Internet_20_Link">https://80000hours.org/key-ideas/</text:a><text:line-break/>У Питера Зингера хорошие релевантные книги есть, The most good you can do и The life you can save.</text:p>
      <text:p text:style-name="P1">По поводу того, что хочется по жизни<text:line-break/>Попробуй подумать, каких целей ты хочешь достичь преподаванием? Есть ли альтернативные способы достижения этих целей? Действительно ли преподавать математику - лучший способ достичь целей, которые ты хочешь достичь, преподавая математику?</text:p>
      <text:p text:style-name="P1">По моему опыту все самое интересное написано на английском. У меня это сейчас основной язык, можно сказать.</text:p>
      <text:p text:style-name="P1">Привет, Леша. Я вижу, что тебе удается достигать довольно многого, и я хочу поинтересоваться, какой стратегией взаимодействия с людьми ты пользуешься, а именно аспектом помощи. Я рассчитываю, что твой ответ поможет мне скорректировать мою стратегию. Ответь, пожалуйста, на каждый из следующих вопросов.<text:line-break/>Насколько часто во время учебы и учебной деятельности ты просишь помощь у других людей? <text:line-break/>Способствует ли это лучшему усвоению материала и большей креативности? <text:line-break/>Просишь ли ты помощь у научного руководителя (или начальника на работе), и как они к этому относятся? <text:line-break/>Вырази, пожалуйста, свое согласие/несогласие с утверждением “Просить помощь стыдно, потому что это показывает, что ты слабый и не можешь сделать сам”.<text:line-break/>Как думаешь, какую долю “академического успеха” ты получаешь засчет получения помощи от других?</text:p>
      <text:p text:style-name="P1">Привет, Аня. Я вижу, что тебе удается достигать довольно многого, и я хочу поинтересоваться, какой стратегией взаимодействия с людьми ты пользуешься, а именно аспектом помощи. Я рассчитываю, что твой ответ поможет мне скорректировать мою стратегию. Ответь, пожалуйста, на каждый из следующих вопросов.<text:line-break/>Насколько часто во время учебы и учебной деятельности ты просишь помощь у других людей? <text:line-break/>Способствует ли это лучшему усвоению материала и большей креативности? <text:line-break/>Просишь ли ты помощь у научного руководителя (или начальника на работе), и как они к этому относятся? <text:line-break/>Вырази, пожалуйста, свое согласие/несогласие с утверждением “Просить помощь стыдно, потому что это показывает, что ты слабый и не можешь сделать сам”.<text:line-break/>Как думаешь, какую долю “академического успеха” ты получаешь засчет получения помощи от других?</text:p>
      <text:p text:style-name="P1">Ого, а какое у тебя направление исследований? Куда ты копаешь, в какой области?<text:line-break/>Ты с Юрой Смирновым все еще занимаешься?</text:p>
      <text:p text:style-name="P1">Насколько я помню, ты хочешь преподавать математику. В вузе или в школе? А ученую степень хочешь получать (или хотя бы магистратуру закончить)?</text:p>
      <text:p text:style-name="P1"/>
      <text:p text:style-name="P1">Mikhail Zybin, [10.01.20 23:27]</text:p>
      <text:p text:style-name="P1"><text:soft-page-break/>Ты знаешь про то, точ можно переводить тексты с лессронга? <text:s/>https://lesswrong.ru/wiki/%D0%9A%D0%B0%D0%BA_%D0%BF%D1%80%D0%B8%D0%BD%D1%8F%D1%82%D1%8C_%D1%83%D1%87%D0%B0%D1%81%D1%82%D0%B8%D0%B5_%D0%B2_%D0%BF%D0%B5%D1%80%D0%B5%D0%B2%D0%BE%D0%B4%D0%B0%D1%85</text:p>
      <text:p text:style-name="P1">Тебе может быть хорошая практи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8:58:11.634590440</meta:creation-date>
    <dc:date>2020-01-11T12:29:19.401991624</dc:date>
    <meta:editing-duration>PT2H50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445" meta:character-count="3221" meta:non-whitespace-character-count="2782"/>
  </office:meta>
</office:document-meta>
</file>